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6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ext-properties fo:color="#cccccc"/>
    </style:style>
    <style:style style:name="ce3" style:family="table-cell" style:parent-style-name="Default" style:data-style-name="N116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6FEB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>
            <text:p>Phase Current Sensor Readings (Specifically measured Phase W current sensor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Vin=4.984 (measured end of test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ense's Vout</text:p>
          </table:table-cell>
          <table:table-cell office:value-type="string">
            <text:p>Delta from Zero</text:p>
          </table:table-cell>
          <table:table-cell office:value-type="string">
            <text:p>mV/A</text:p>
          </table:table-cell>
          <table:table-cell office:value-type="string">
            <text:p>Theoretical mV reading If 8.1mV/A</text:p>
          </table:table-cell>
          <table:table-cell/>
        </table:table-row>
        <table:table-row table:style-name="ro1">
          <table:table-cell office:value-type="string">
            <text:p>Current (A) Batt-&gt;BLDC</text:p>
          </table:table-cell>
          <table:table-cell table:number-columns-repeated="5"/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1.685">
            <text:p>1.685</text:p>
          </table:table-cell>
          <table:table-cell table:formula="of:=[.B5]-[.B$34]" office:value-type="float" office:value="-0.848">
            <text:p>-0.848</text:p>
          </table:table-cell>
          <table:table-cell table:formula="of:=[.C5]/[.A5]*1000" office:value-type="float" office:value="8.07619047619047">
            <text:p>8.076</text:p>
          </table:table-cell>
          <table:table-cell table:formula="of:=[.A5]*8+[.DB$34]" office:value-type="float" office:value="-840">
            <text:p>-840</text:p>
          </table:table-cell>
          <table:table-cell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.72">
            <text:p>1.720</text:p>
          </table:table-cell>
          <table:table-cell table:formula="of:=[.B6]-[.B$34]" office:value-type="float" office:value="-0.813">
            <text:p>-0.813</text:p>
          </table:table-cell>
          <table:table-cell table:formula="of:=[.C6]/[.A6]*1000" office:value-type="float" office:value="8.13">
            <text:p>8.130</text:p>
          </table:table-cell>
          <table:table-cell table:formula="of:=[.A6]*8+[.DB$34]" office:value-type="float" office:value="-800">
            <text:p>-800</text:p>
          </table:table-cell>
          <table:table-cell>
            <draw:frame table:end-cell-address="2016FEB.U63" table:end-x="0.6858in" table:end-y="0.0858in" draw:z-index="0" draw:style-name="gr1" draw:text-style-name="P1" svg:width="13.3992in" svg:height="9.6079in" svg:x="0.622in" svg:y="0.1398in">
              <draw:object draw:notify-on-update-of-ranges="2016FEB.A5:2016FEB.A63 2016FEB.B5:2016FEB.B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95">
            <text:p>-95</text:p>
          </table:table-cell>
          <table:table-cell office:value-type="float" office:value="1.766">
            <text:p>1.766</text:p>
          </table:table-cell>
          <table:table-cell table:formula="of:=[.B7]-[.B$34]" office:value-type="float" office:value="-0.767">
            <text:p>-0.767</text:p>
          </table:table-cell>
          <table:table-cell table:formula="of:=[.C7]/[.A7]*1000" office:value-type="float" office:value="8.07368421052632">
            <text:p>8.074</text:p>
          </table:table-cell>
          <table:table-cell table:formula="of:=[.A7]*8+[.DB$34]" office:value-type="float" office:value="-760">
            <text:p>-760</text:p>
          </table:table-cell>
          <table:table-cell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1.808">
            <text:p>1.808</text:p>
          </table:table-cell>
          <table:table-cell table:formula="of:=[.B8]-[.B$34]" office:value-type="float" office:value="-0.725">
            <text:p>-0.725</text:p>
          </table:table-cell>
          <table:table-cell table:formula="of:=[.C8]/[.A8]*1000" office:value-type="float" office:value="8.05555555555555">
            <text:p>8.056</text:p>
          </table:table-cell>
          <table:table-cell table:formula="of:=[.A8]*8+[.DB$34]" office:value-type="float" office:value="-720">
            <text:p>-720</text:p>
          </table:table-cell>
          <table:table-cell/>
        </table:table-row>
        <table:table-row table:style-name="ro1">
          <table:table-cell office:value-type="float" office:value="-85">
            <text:p>-85</text:p>
          </table:table-cell>
          <table:table-cell office:value-type="float" office:value="1.848">
            <text:p>1.848</text:p>
          </table:table-cell>
          <table:table-cell table:formula="of:=[.B9]-[.B$34]" office:value-type="float" office:value="-0.685">
            <text:p>-0.685</text:p>
          </table:table-cell>
          <table:table-cell table:formula="of:=[.C9]/[.A9]*1000" office:value-type="float" office:value="8.05882352941177">
            <text:p>8.059</text:p>
          </table:table-cell>
          <table:table-cell table:formula="of:=[.A9]*8+[.DB$34]" office:value-type="float" office:value="-680">
            <text:p>-680</text:p>
          </table:table-cell>
          <table:table-cell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1.891">
            <text:p>1.891</text:p>
          </table:table-cell>
          <table:table-cell table:formula="of:=[.B10]-[.B$34]" office:value-type="float" office:value="-0.642">
            <text:p>-0.642</text:p>
          </table:table-cell>
          <table:table-cell table:formula="of:=[.C10]/[.A10]*1000" office:value-type="float" office:value="8.025">
            <text:p>8.025</text:p>
          </table:table-cell>
          <table:table-cell table:formula="of:=[.A10]*8+[.DB$34]" office:value-type="float" office:value="-640">
            <text:p>-640</text:p>
          </table:table-cell>
          <table:table-cell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1.933">
            <text:p>1.933</text:p>
          </table:table-cell>
          <table:table-cell table:formula="of:=[.B11]-[.B$34]" office:value-type="float" office:value="-0.6">
            <text:p>-0.600</text:p>
          </table:table-cell>
          <table:table-cell table:formula="of:=[.C11]/[.A11]*1000" office:value-type="float" office:value="8">
            <text:p>8.000</text:p>
          </table:table-cell>
          <table:table-cell table:formula="of:=[.A11]*8+[.DB$34]" office:value-type="float" office:value="-600">
            <text:p>-600</text:p>
          </table:table-cell>
          <table:table-cell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.97">
            <text:p>1.970</text:p>
          </table:table-cell>
          <table:table-cell table:formula="of:=[.B12]-[.B$34]" office:value-type="float" office:value="-0.563">
            <text:p>-0.563</text:p>
          </table:table-cell>
          <table:table-cell table:formula="of:=[.C12]/[.A12]*1000" office:value-type="float" office:value="8.04285714285714">
            <text:p>8.043</text:p>
          </table:table-cell>
          <table:table-cell table:formula="of:=[.A12]*8+[.DB$34]" office:value-type="float" office:value="-560">
            <text:p>-560</text:p>
          </table:table-cell>
          <table:table-cell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2.017">
            <text:p>2.017</text:p>
          </table:table-cell>
          <table:table-cell table:formula="of:=[.B13]-[.B$34]" office:value-type="float" office:value="-0.516">
            <text:p>-0.516</text:p>
          </table:table-cell>
          <table:table-cell table:formula="of:=[.C13]/[.A13]*1000" office:value-type="float" office:value="7.93846153846154">
            <text:p>7.938</text:p>
          </table:table-cell>
          <table:table-cell table:formula="of:=[.A13]*8+[.DB$34]" office:value-type="float" office:value="-520">
            <text:p>-520</text:p>
          </table:table-cell>
          <table:table-cell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2.058">
            <text:p>2.058</text:p>
          </table:table-cell>
          <table:table-cell table:formula="of:=[.B14]-[.B$34]" office:value-type="float" office:value="-0.475">
            <text:p>-0.475</text:p>
          </table:table-cell>
          <table:table-cell table:formula="of:=[.C14]/[.A14]*1000" office:value-type="float" office:value="7.91666666666667">
            <text:p>7.917</text:p>
          </table:table-cell>
          <table:table-cell table:formula="of:=[.A14]*8+[.DB$34]" office:value-type="float" office:value="-480">
            <text:p>-480</text:p>
          </table:table-cell>
          <table:table-cell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2.094">
            <text:p>2.094</text:p>
          </table:table-cell>
          <table:table-cell table:formula="of:=[.B15]-[.B$34]" office:value-type="float" office:value="-0.439">
            <text:p>-0.439</text:p>
          </table:table-cell>
          <table:table-cell table:formula="of:=[.C15]/[.A15]*1000" office:value-type="float" office:value="7.98181818181818">
            <text:p>7.982</text:p>
          </table:table-cell>
          <table:table-cell table:formula="of:=[.A15]*8+[.DB$34]" office:value-type="float" office:value="-440">
            <text:p>-440</text:p>
          </table:table-cell>
          <table:table-cell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2.129">
            <text:p>2.129</text:p>
          </table:table-cell>
          <table:table-cell table:formula="of:=[.B16]-[.B$34]" office:value-type="float" office:value="-0.404">
            <text:p>-0.404</text:p>
          </table:table-cell>
          <table:table-cell table:formula="of:=[.C16]/[.A16]*1000" office:value-type="float" office:value="8.08">
            <text:p>8.080</text:p>
          </table:table-cell>
          <table:table-cell table:formula="of:=[.A16]*8+[.DB$34]" office:value-type="float" office:value="-400">
            <text:p>-400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2.171">
            <text:p>2.171</text:p>
          </table:table-cell>
          <table:table-cell table:formula="of:=[.B17]-[.B$34]" office:value-type="float" office:value="-0.362">
            <text:p>-0.362</text:p>
          </table:table-cell>
          <table:table-cell table:formula="of:=[.C17]/[.A17]*1000" office:value-type="float" office:value="8.04444444444445">
            <text:p>8.044</text:p>
          </table:table-cell>
          <table:table-cell table:formula="of:=[.A17]*8+[.DB$34]" office:value-type="float" office:value="-360">
            <text:p>-360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.215">
            <text:p>2.215</text:p>
          </table:table-cell>
          <table:table-cell table:formula="of:=[.B18]-[.B$34]" office:value-type="float" office:value="-0.318">
            <text:p>-0.318</text:p>
          </table:table-cell>
          <table:table-cell table:formula="of:=[.C18]/[.A18]*1000" office:value-type="float" office:value="7.95">
            <text:p>7.950</text:p>
          </table:table-cell>
          <table:table-cell table:formula="of:=[.A18]*8+[.DB$34]" office:value-type="float" office:value="-320">
            <text:p>-320</text:p>
          </table:table-cell>
          <table:table-cell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2.26">
            <text:p>2.260</text:p>
          </table:table-cell>
          <table:table-cell table:formula="of:=[.B19]-[.B$34]" office:value-type="float" office:value="-0.273">
            <text:p>-0.273</text:p>
          </table:table-cell>
          <table:table-cell table:formula="of:=[.C19]/[.A19]*1000" office:value-type="float" office:value="7.8">
            <text:p>7.800</text:p>
          </table:table-cell>
          <table:table-cell table:formula="of:=[.A19]*8+[.DB$34]" office:value-type="float" office:value="-280">
            <text:p>-280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2.293">
            <text:p>2.293</text:p>
          </table:table-cell>
          <table:table-cell table:formula="of:=[.B20]-[.B$34]" office:value-type="float" office:value="-0.24">
            <text:p>-0.240</text:p>
          </table:table-cell>
          <table:table-cell table:formula="of:=[.C20]/[.A20]*1000" office:value-type="float" office:value="7.99999999999999">
            <text:p>8.000</text:p>
          </table:table-cell>
          <table:table-cell table:formula="of:=[.A20]*8+[.DB$34]" office:value-type="float" office:value="-240">
            <text:p>-240</text:p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2.343">
            <text:p>2.343</text:p>
          </table:table-cell>
          <table:table-cell table:formula="of:=[.B21]-[.B$34]" office:value-type="float" office:value="-0.19">
            <text:p>-0.190</text:p>
          </table:table-cell>
          <table:table-cell table:style-name="ce2" table:formula="of:=[.C21]/[.A21]*1000" office:value-type="float" office:value="7.6">
            <text:p>7.600</text:p>
          </table:table-cell>
          <table:table-cell table:formula="of:=[.A21]*8+[.DB$34]" office:value-type="float" office:value="-200">
            <text:p>-200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2.379">
            <text:p>2.379</text:p>
          </table:table-cell>
          <table:table-cell table:formula="of:=[.B22]-[.B$34]" office:value-type="float" office:value="-0.154">
            <text:p>-0.154</text:p>
          </table:table-cell>
          <table:table-cell table:style-name="ce2" table:formula="of:=[.C22]/[.A22]*1000" office:value-type="float" office:value="7.7">
            <text:p>7.700</text:p>
          </table:table-cell>
          <table:table-cell table:formula="of:=[.A22]*8+[.DB$34]" office:value-type="float" office:value="-160">
            <text:p>-160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2.425">
            <text:p>2.425</text:p>
          </table:table-cell>
          <table:table-cell table:formula="of:=[.B23]-[.B$34]" office:value-type="float" office:value="-0.108">
            <text:p>-0.108</text:p>
          </table:table-cell>
          <table:table-cell table:style-name="ce2" table:formula="of:=[.C23]/[.A23]*1000" office:value-type="float" office:value="7.20000000000001">
            <text:p>7.200</text:p>
          </table:table-cell>
          <table:table-cell table:formula="of:=[.A23]*8+[.DB$34]" office:value-type="float" office:value="-120">
            <text:p>-120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.465">
            <text:p>2.465</text:p>
          </table:table-cell>
          <table:table-cell table:formula="of:=[.B24]-[.B$34]" office:value-type="float" office:value="-0.0680000000000001">
            <text:p>-0.068</text:p>
          </table:table-cell>
          <table:table-cell table:style-name="ce2" table:formula="of:=[.C24]/[.A24]*1000" office:value-type="float" office:value="6.80000000000001">
            <text:p>6.800</text:p>
          </table:table-cell>
          <table:table-cell table:formula="of:=[.A24]*8+[.DB$34]" office:value-type="float" office:value="-80">
            <text:p>-80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2.469">
            <text:p>2.469</text:p>
          </table:table-cell>
          <table:table-cell table:formula="of:=[.B25]-[.B$34]" office:value-type="float" office:value="-0.0640000000000001">
            <text:p>-0.064</text:p>
          </table:table-cell>
          <table:table-cell table:style-name="ce2" table:formula="of:=[.C25]/[.A25]*1000" office:value-type="float" office:value="7.11111111111112">
            <text:p>7.111</text:p>
          </table:table-cell>
          <table:table-cell table:formula="of:=[.A25]*8+[.DB$34]" office:value-type="float" office:value="-72">
            <text:p>-72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2.474">
            <text:p>2.474</text:p>
          </table:table-cell>
          <table:table-cell table:formula="of:=[.B26]-[.B$34]" office:value-type="float" office:value="-0.0589999999999997">
            <text:p>-0.059</text:p>
          </table:table-cell>
          <table:table-cell table:style-name="ce2" table:formula="of:=[.C26]/[.A26]*1000" office:value-type="float" office:value="7.37499999999996">
            <text:p>7.375</text:p>
          </table:table-cell>
          <table:table-cell table:formula="of:=[.A26]*8+[.DB$34]" office:value-type="float" office:value="-64">
            <text:p>-64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2.488">
            <text:p>2.488</text:p>
          </table:table-cell>
          <table:table-cell table:formula="of:=[.B27]-[.B$34]" office:value-type="float" office:value="-0.0449999999999999">
            <text:p>-0.045</text:p>
          </table:table-cell>
          <table:table-cell table:style-name="ce2" table:formula="of:=[.C27]/[.A27]*1000" office:value-type="float" office:value="6.42857142857142">
            <text:p>6.429</text:p>
          </table:table-cell>
          <table:table-cell table:formula="of:=[.A27]*8+[.DB$34]" office:value-type="float" office:value="-56">
            <text:p>-56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2.497">
            <text:p>2.497</text:p>
          </table:table-cell>
          <table:table-cell table:formula="of:=[.B28]-[.B$34]" office:value-type="float" office:value="-0.036">
            <text:p>-0.036</text:p>
          </table:table-cell>
          <table:table-cell table:style-name="ce2" table:formula="of:=[.C28]/[.A28]*1000" office:value-type="float" office:value="6.00000000000001">
            <text:p>6.000</text:p>
          </table:table-cell>
          <table:table-cell table:formula="of:=[.A28]*8+[.DB$34]" office:value-type="float" office:value="-48">
            <text:p>-48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.501">
            <text:p>2.501</text:p>
          </table:table-cell>
          <table:table-cell table:formula="of:=[.B29]-[.B$34]" office:value-type="float" office:value="-0.032">
            <text:p>-0.032</text:p>
          </table:table-cell>
          <table:table-cell table:style-name="ce2" table:formula="of:=[.C29]/[.A29]*1000" office:value-type="float" office:value="6.40000000000001">
            <text:p>6.400</text:p>
          </table:table-cell>
          <table:table-cell table:formula="of:=[.A29]*8+[.DB$34]" office:value-type="float" office:value="-40">
            <text:p>-40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.506">
            <text:p>2.506</text:p>
          </table:table-cell>
          <table:table-cell table:formula="of:=[.B30]-[.B$34]" office:value-type="float" office:value="-0.0269999999999997">
            <text:p>-0.027</text:p>
          </table:table-cell>
          <table:table-cell table:style-name="ce2" table:formula="of:=[.C30]/[.A30]*1000" office:value-type="float" office:value="6.74999999999992">
            <text:p>6.750</text:p>
          </table:table-cell>
          <table:table-cell table:formula="of:=[.A30]*8+[.DB$34]" office:value-type="float" office:value="-32">
            <text:p>-32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2.519">
            <text:p>2.519</text:p>
          </table:table-cell>
          <table:table-cell table:formula="of:=[.B31]-[.B$34]" office:value-type="float" office:value="-0.0139999999999998">
            <text:p>-0.014</text:p>
          </table:table-cell>
          <table:table-cell table:style-name="ce2" table:formula="of:=[.C31]/[.A31]*1000" office:value-type="float" office:value="4.6666666666666">
            <text:p>4.667</text:p>
          </table:table-cell>
          <table:table-cell table:formula="of:=[.A31]*8+[.DB$34]" office:value-type="float" office:value="-24">
            <text:p>-24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2.528">
            <text:p>2.528</text:p>
          </table:table-cell>
          <table:table-cell table:formula="of:=[.B32]-[.B$34]" office:value-type="float" office:value="-0.00499999999999989">
            <text:p>-0.005</text:p>
          </table:table-cell>
          <table:table-cell table:style-name="ce2" table:formula="of:=[.C32]/[.A32]*1000" office:value-type="float" office:value="2.49999999999995">
            <text:p>2.500</text:p>
          </table:table-cell>
          <table:table-cell table:formula="of:=[.A32]*8+[.DB$34]"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.533">
            <text:p>2.533</text:p>
          </table:table-cell>
          <table:table-cell table:formula="of:=[.B33]-[.B$34]" office:value-type="float" office:value="0">
            <text:p>0.000</text:p>
          </table:table-cell>
          <table:table-cell table:style-name="ce2" table:formula="of:=[.C33]/[.A33]*1000" office:value-type="float" office:value="-0">
            <text:p>0.000</text:p>
          </table:table-cell>
          <table:table-cell table:formula="of:=[.A33]*8+[.DB$34]"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33">
            <text:p>2.533</text:p>
          </table:table-cell>
          <table:table-cell table:formula="of:=[.B34]-[.B$34]" office:value-type="float" office:value="0">
            <text:p>0.000</text:p>
          </table:table-cell>
          <table:table-cell table:style-name="ce2" table:formula="of:=[.C34]/[.A34]*1000" office:value-type="float" office:value="0">
            <text:p>#DIV/0!</text:p>
          </table:table-cell>
          <table:table-cell table:formula="of:=[.A34]*8+[.DB$3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543">
            <text:p>2.543</text:p>
          </table:table-cell>
          <table:table-cell table:formula="of:=[.B35]-[.B$34]" office:value-type="float" office:value="0.0100000000000002">
            <text:p>0.010</text:p>
          </table:table-cell>
          <table:table-cell table:style-name="ce2" table:formula="of:=[.C35]/[.A35]*1000" office:value-type="float" office:value="10.0000000000002">
            <text:p>10.000</text:p>
          </table:table-cell>
          <table:table-cell table:formula="of:=[.A35]*8+[.DB$34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56">
            <text:p>2.556</text:p>
          </table:table-cell>
          <table:table-cell table:formula="of:=[.B36]-[.B$34]" office:value-type="float" office:value="0.0230000000000001">
            <text:p>0.023</text:p>
          </table:table-cell>
          <table:table-cell table:style-name="ce2" table:formula="of:=[.C36]/[.A36]*1000" office:value-type="float" office:value="11.5000000000001">
            <text:p>11.500</text:p>
          </table:table-cell>
          <table:table-cell table:formula="of:=[.A36]*8+[.DB$34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564">
            <text:p>2.564</text:p>
          </table:table-cell>
          <table:table-cell table:formula="of:=[.B37]-[.B$34]" office:value-type="float" office:value="0.0310000000000001">
            <text:p>0.031</text:p>
          </table:table-cell>
          <table:table-cell table:style-name="ce2" table:formula="of:=[.C37]/[.A37]*1000" office:value-type="float" office:value="10.3333333333334">
            <text:p>10.333</text:p>
          </table:table-cell>
          <table:table-cell table:formula="of:=[.A37]*8+[.DB$34]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69">
            <text:p>2.569</text:p>
          </table:table-cell>
          <table:table-cell table:formula="of:=[.B38]-[.B$34]" office:value-type="float" office:value="0.036">
            <text:p>0.036</text:p>
          </table:table-cell>
          <table:table-cell table:style-name="ce2" table:formula="of:=[.C38]/[.A38]*1000" office:value-type="float" office:value="9.00000000000001">
            <text:p>9.000</text:p>
          </table:table-cell>
          <table:table-cell table:formula="of:=[.A38]*8+[.DB$34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8">
            <text:p>2.580</text:p>
          </table:table-cell>
          <table:table-cell table:formula="of:=[.B39]-[.B$34]" office:value-type="float" office:value="0.0470000000000002">
            <text:p>0.047</text:p>
          </table:table-cell>
          <table:table-cell table:style-name="ce2" table:formula="of:=[.C39]/[.A39]*1000" office:value-type="float" office:value="9.40000000000003">
            <text:p>9.400</text:p>
          </table:table-cell>
          <table:table-cell table:formula="of:=[.A39]*8+[.DB$34]"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9">
            <text:p>2.590</text:p>
          </table:table-cell>
          <table:table-cell table:formula="of:=[.B40]-[.B$34]" office:value-type="float" office:value="0.0569999999999999">
            <text:p>0.057</text:p>
          </table:table-cell>
          <table:table-cell table:style-name="ce2" table:formula="of:=[.C40]/[.A40]*1000" office:value-type="float" office:value="9.49999999999999">
            <text:p>9.500</text:p>
          </table:table-cell>
          <table:table-cell table:formula="of:=[.A40]*8+[.DB$34]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95">
            <text:p>2.595</text:p>
          </table:table-cell>
          <table:table-cell table:formula="of:=[.B41]-[.B$34]" office:value-type="float" office:value="0.0619999999999998">
            <text:p>0.062</text:p>
          </table:table-cell>
          <table:table-cell table:style-name="ce2" table:formula="of:=[.C41]/[.A41]*1000" office:value-type="float" office:value="8.85714285714283">
            <text:p>8.857</text:p>
          </table:table-cell>
          <table:table-cell table:formula="of:=[.A41]*8+[.DB$34]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603">
            <text:p>2.603</text:p>
          </table:table-cell>
          <table:table-cell table:formula="of:=[.B42]-[.B$34]" office:value-type="float" office:value="0.0699999999999998">
            <text:p>0.070</text:p>
          </table:table-cell>
          <table:table-cell table:style-name="ce2" table:formula="of:=[.C42]/[.A42]*1000" office:value-type="float" office:value="8.74999999999998">
            <text:p>8.750</text:p>
          </table:table-cell>
          <table:table-cell table:formula="of:=[.A42]*8+[.DB$34]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614">
            <text:p>2.614</text:p>
          </table:table-cell>
          <table:table-cell table:formula="of:=[.B43]-[.B$34]" office:value-type="float" office:value="0.081">
            <text:p>0.081</text:p>
          </table:table-cell>
          <table:table-cell table:style-name="ce2" table:formula="of:=[.C43]/[.A43]*1000" office:value-type="float" office:value="9">
            <text:p>9.000</text:p>
          </table:table-cell>
          <table:table-cell table:formula="of:=[.A43]*8+[.DB$34]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615">
            <text:p>2.615</text:p>
          </table:table-cell>
          <table:table-cell table:formula="of:=[.B44]-[.B$34]" office:value-type="float" office:value="0.0820000000000003">
            <text:p>0.082</text:p>
          </table:table-cell>
          <table:table-cell table:style-name="ce2" table:formula="of:=[.C44]/[.A44]*1000" office:value-type="float" office:value="8.20000000000003">
            <text:p>8.200</text:p>
          </table:table-cell>
          <table:table-cell table:formula="of:=[.A44]*8+[.DB$34]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655">
            <text:p>2.655</text:p>
          </table:table-cell>
          <table:table-cell table:formula="of:=[.B45]-[.B$34]" office:value-type="float" office:value="0.122">
            <text:p>0.122</text:p>
          </table:table-cell>
          <table:table-cell table:formula="of:=[.C45]/[.A45]*1000" office:value-type="float" office:value="8.13333333333336">
            <text:p>8.133</text:p>
          </table:table-cell>
          <table:table-cell table:formula="of:=[.A45]*8+[.DB$34]"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94">
            <text:p>2.694</text:p>
          </table:table-cell>
          <table:table-cell table:formula="of:=[.B46]-[.B$34]" office:value-type="float" office:value="0.161">
            <text:p>0.161</text:p>
          </table:table-cell>
          <table:table-cell table:formula="of:=[.C46]/[.A46]*1000" office:value-type="float" office:value="8.05">
            <text:p>8.050</text:p>
          </table:table-cell>
          <table:table-cell table:formula="of:=[.A46]*8+[.DB$34]"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735">
            <text:p>2.735</text:p>
          </table:table-cell>
          <table:table-cell table:formula="of:=[.B47]-[.B$34]" office:value-type="float" office:value="0.202">
            <text:p>0.202</text:p>
          </table:table-cell>
          <table:table-cell table:formula="of:=[.C47]/[.A47]*1000" office:value-type="float" office:value="8.08">
            <text:p>8.080</text:p>
          </table:table-cell>
          <table:table-cell table:formula="of:=[.A47]*8+[.DB$34]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775">
            <text:p>2.775</text:p>
          </table:table-cell>
          <table:table-cell table:formula="of:=[.B48]-[.B$34]" office:value-type="float" office:value="0.242">
            <text:p>0.242</text:p>
          </table:table-cell>
          <table:table-cell table:formula="of:=[.C48]/[.A48]*1000" office:value-type="float" office:value="8.06666666666667">
            <text:p>8.067</text:p>
          </table:table-cell>
          <table:table-cell table:formula="of:=[.A48]*8+[.DB$34]"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812">
            <text:p>2.812</text:p>
          </table:table-cell>
          <table:table-cell table:formula="of:=[.B49]-[.B$34]" office:value-type="float" office:value="0.279">
            <text:p>0.279</text:p>
          </table:table-cell>
          <table:table-cell table:formula="of:=[.C49]/[.A49]*1000" office:value-type="float" office:value="7.97142857142858">
            <text:p>7.971</text:p>
          </table:table-cell>
          <table:table-cell table:formula="of:=[.A49]*8+[.DB$34]"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857">
            <text:p>2.857</text:p>
          </table:table-cell>
          <table:table-cell table:formula="of:=[.B50]-[.B$34]" office:value-type="float" office:value="0.324">
            <text:p>0.324</text:p>
          </table:table-cell>
          <table:table-cell table:formula="of:=[.C50]/[.A50]*1000" office:value-type="float" office:value="8.10000000000001">
            <text:p>8.100</text:p>
          </table:table-cell>
          <table:table-cell table:formula="of:=[.A50]*8+[.DB$34]"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.897">
            <text:p>2.897</text:p>
          </table:table-cell>
          <table:table-cell table:formula="of:=[.B51]-[.B$34]" office:value-type="float" office:value="0.364">
            <text:p>0.364</text:p>
          </table:table-cell>
          <table:table-cell table:formula="of:=[.C51]/[.A51]*1000" office:value-type="float" office:value="8.0888888888889">
            <text:p>8.089</text:p>
          </table:table-cell>
          <table:table-cell table:formula="of:=[.A51]*8+[.DB$34]"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938">
            <text:p>2.938</text:p>
          </table:table-cell>
          <table:table-cell table:formula="of:=[.B52]-[.B$34]" office:value-type="float" office:value="0.405">
            <text:p>0.405</text:p>
          </table:table-cell>
          <table:table-cell table:formula="of:=[.C52]/[.A52]*1000" office:value-type="float" office:value="8.10000000000001">
            <text:p>8.100</text:p>
          </table:table-cell>
          <table:table-cell table:formula="of:=[.A52]*8+[.DB$34]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.983">
            <text:p>2.983</text:p>
          </table:table-cell>
          <table:table-cell table:formula="of:=[.B53]-[.B$34]" office:value-type="float" office:value="0.45">
            <text:p>0.450</text:p>
          </table:table-cell>
          <table:table-cell table:formula="of:=[.C53]/[.A53]*1000" office:value-type="float" office:value="8.18181818181818">
            <text:p>8.182</text:p>
          </table:table-cell>
          <table:table-cell table:formula="of:=[.A53]*8+[.DB$34]" office:value-type="float" office:value="440">
            <text:p>44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.02">
            <text:p>3.020</text:p>
          </table:table-cell>
          <table:table-cell table:formula="of:=[.B54]-[.B$34]" office:value-type="float" office:value="0.487">
            <text:p>0.487</text:p>
          </table:table-cell>
          <table:table-cell table:formula="of:=[.C54]/[.A54]*1000" office:value-type="float" office:value="8.11666666666667">
            <text:p>8.117</text:p>
          </table:table-cell>
          <table:table-cell table:formula="of:=[.A54]*8+[.DB$34]" office:value-type="float" office:value="480">
            <text:p>48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.067">
            <text:p>3.067</text:p>
          </table:table-cell>
          <table:table-cell table:formula="of:=[.B55]-[.B$34]" office:value-type="float" office:value="0.534">
            <text:p>0.534</text:p>
          </table:table-cell>
          <table:table-cell table:formula="of:=[.C55]/[.A55]*1000" office:value-type="float" office:value="8.21538461538462">
            <text:p>8.215</text:p>
          </table:table-cell>
          <table:table-cell table:formula="of:=[.A55]*8+[.DB$34]" office:value-type="float" office:value="520">
            <text:p>52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107">
            <text:p>3.107</text:p>
          </table:table-cell>
          <table:table-cell table:formula="of:=[.B56]-[.B$34]" office:value-type="float" office:value="0.574">
            <text:p>0.574</text:p>
          </table:table-cell>
          <table:table-cell table:formula="of:=[.C56]/[.A56]*1000" office:value-type="float" office:value="8.2">
            <text:p>8.200</text:p>
          </table:table-cell>
          <table:table-cell table:formula="of:=[.A56]*8+[.DB$34]" office:value-type="float" office:value="560">
            <text:p>56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.152">
            <text:p>3.152</text:p>
          </table:table-cell>
          <table:table-cell table:formula="of:=[.B57]-[.B$34]" office:value-type="float" office:value="0.619">
            <text:p>0.619</text:p>
          </table:table-cell>
          <table:table-cell table:formula="of:=[.C57]/[.A57]*1000" office:value-type="float" office:value="8.25333333333334">
            <text:p>8.253</text:p>
          </table:table-cell>
          <table:table-cell table:formula="of:=[.A57]*8+[.DB$34]" office:value-type="float" office:value="600">
            <text:p>60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191">
            <text:p>3.191</text:p>
          </table:table-cell>
          <table:table-cell table:formula="of:=[.B58]-[.B$34]" office:value-type="float" office:value="0.658">
            <text:p>0.658</text:p>
          </table:table-cell>
          <table:table-cell table:formula="of:=[.C58]/[.A58]*1000" office:value-type="float" office:value="8.225">
            <text:p>8.225</text:p>
          </table:table-cell>
          <table:table-cell table:formula="of:=[.A58]*8+[.DB$34]" office:value-type="float" office:value="640">
            <text:p>64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.232">
            <text:p>3.232</text:p>
          </table:table-cell>
          <table:table-cell table:formula="of:=[.B59]-[.B$34]" office:value-type="float" office:value="0.699">
            <text:p>0.699</text:p>
          </table:table-cell>
          <table:table-cell table:formula="of:=[.C59]/[.A59]*1000" office:value-type="float" office:value="8.22352941176471">
            <text:p>8.224</text:p>
          </table:table-cell>
          <table:table-cell table:formula="of:=[.A59]*8+[.DB$34]" office:value-type="float" office:value="680">
            <text:p>68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276">
            <text:p>3.276</text:p>
          </table:table-cell>
          <table:table-cell table:formula="of:=[.B60]-[.B$34]" office:value-type="float" office:value="0.743">
            <text:p>0.743</text:p>
          </table:table-cell>
          <table:table-cell table:formula="of:=[.C60]/[.A60]*1000" office:value-type="float" office:value="8.25555555555555">
            <text:p>8.256</text:p>
          </table:table-cell>
          <table:table-cell table:formula="of:=[.A60]*8+[.DB$34]" office:value-type="float" office:value="720">
            <text:p>72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.314">
            <text:p>3.314</text:p>
          </table:table-cell>
          <table:table-cell table:formula="of:=[.B61]-[.B$34]" office:value-type="float" office:value="0.781">
            <text:p>0.781</text:p>
          </table:table-cell>
          <table:table-cell table:formula="of:=[.C61]/[.A61]*1000" office:value-type="float" office:value="8.22105263157895">
            <text:p>8.221</text:p>
          </table:table-cell>
          <table:table-cell table:formula="of:=[.A61]*8+[.DB$34]" office:value-type="float" office:value="760">
            <text:p>76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352">
            <text:p>3.352</text:p>
          </table:table-cell>
          <table:table-cell table:formula="of:=[.B62]-[.B$34]" office:value-type="float" office:value="0.819">
            <text:p>0.819</text:p>
          </table:table-cell>
          <table:table-cell table:formula="of:=[.C62]/[.A62]*1000" office:value-type="float" office:value="8.19">
            <text:p>8.190</text:p>
          </table:table-cell>
          <table:table-cell table:formula="of:=[.A62]*8+[.DB$34]"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403">
            <text:p>3.403</text:p>
          </table:table-cell>
          <table:table-cell table:formula="of:=[.B63]-[.B$34]" office:value-type="float" office:value="0.87">
            <text:p>0.870</text:p>
          </table:table-cell>
          <table:table-cell table:formula="of:=[.C63]/[.A63]*1000" office:value-type="float" office:value="8.28571428571429">
            <text:p>8.286</text:p>
          </table:table-cell>
          <table:table-cell table:formula="of:=[.A63]*8+[.DB$34]" office:value-type="float" office:value="840">
            <text:p>8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D5:.D20])" office:value-type="float" office:value="8.01084385912075">
            <text:p>8.011</text:p>
          </table:table-cell>
          <table:table-cell table:number-columns-repeated="2"/>
        </table:table-row>
        <table:table-row table:style-name="ro1">
          <table:table-cell office:value-type="string">
            <text:p>Current sensor Vout versus 5V input voltage with 10 A loa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Vsensor@10A</text:p>
          </table:table-cell>
          <table:table-cell/>
          <table:table-cell office:value-type="string">
            <text:p>Input percentage</text:p>
          </table:table-cell>
          <table:table-cell table:number-columns-repeated="2"/>
        </table:table-row>
        <table:table-row table:style-name="ro1">
          <table:table-cell office:value-type="float" office:value="4.541">
            <text:p>4.54</text:p>
          </table:table-cell>
          <table:table-cell office:value-type="float" office:value="2.4">
            <text:p>2.400</text:p>
          </table:table-cell>
          <table:table-cell/>
          <table:table-cell table:formula="of:=([.A69]-[.B69])/[.A69]*100" office:value-type="float" office:value="47.1482052411363">
            <text:p>47.148</text:p>
          </table:table-cell>
          <table:table-cell table:number-columns-repeated="2"/>
        </table:table-row>
        <table:table-row table:style-name="ro1">
          <table:table-cell office:value-type="float" office:value="4.935">
            <text:p>4.94</text:p>
          </table:table-cell>
          <table:table-cell office:value-type="float" office:value="2.596">
            <text:p>2.596</text:p>
          </table:table-cell>
          <table:table-cell/>
          <table:table-cell table:formula="of:=([.A70]-[.B70])/[.A70]*100" office:value-type="float" office:value="47.3961499493414">
            <text:p>47.396</text:p>
          </table:table-cell>
          <table:table-cell table:number-columns-repeated="2"/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2.763">
            <text:p>2.763</text:p>
          </table:table-cell>
          <table:table-cell/>
          <table:table-cell table:formula="of:=([.A71]-[.B71])/[.A71]*100" office:value-type="float" office:value="47.3714285714286">
            <text:p>47.371</text:p>
          </table:table-cell>
          <table:table-cell table:number-columns-repeated="2"/>
        </table:table-row>
        <table:table-row table:style-name="ro1">
          <table:table-cell office:value-type="float" office:value="5.475">
            <text:p>5.48</text:p>
          </table:table-cell>
          <table:table-cell office:value-type="float" office:value="2.884">
            <text:p>2.884</text:p>
          </table:table-cell>
          <table:table-cell/>
          <table:table-cell table:formula="of:=([.A72]-[.B72])/[.A72]*100" office:value-type="float" office:value="47.324200913242">
            <text:p>47.324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6JUL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>
            <text:p>Phase Current Sensor Readings (Specifically measured Phase W current sensor)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>
            <text:p>Vin=4.85 V plinus 10 mV (measured at each data point)</text:p>
          </table:table-cell>
          <table:table-cell table:number-columns-repeated="4"/>
        </table:table-row>
        <table:table-row table:style-name="ro1">
          <table:table-cell office:value-type="string">
            <text:p>Positive current is in the direction of the arrow on the sensor.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sense's Vout</text:p>
          </table:table-cell>
          <table:table-cell office:value-type="string">
            <text:p>Delta from Zero</text:p>
          </table:table-cell>
          <table:table-cell office:value-type="string">
            <text:p>mV/A</text:p>
          </table:table-cell>
          <table:table-cell office:value-type="string">
            <text:p>Theoretical mV reading If 8.0mV/A</text:p>
          </table:table-cell>
        </table:table-row>
        <table:table-row table:style-name="ro1">
          <table:table-cell office:value-type="string">
            <text:p>Current (A) Batt-&gt;BLDC</text:p>
          </table:table-cell>
          <table:table-cell table:number-columns-repeated="4"/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1.28">
            <text:p>1.280</text:p>
          </table:table-cell>
          <table:table-cell table:formula="of:=[.B6]-[.B$21]" office:value-type="float" office:value="-1.19">
            <text:p>-1.190</text:p>
          </table:table-cell>
          <table:table-cell table:style-name="ce3" table:formula="of:=[.C6]/[.A6]*1000" office:value-type="float" office:value="7.93333333333333">
            <text:p>7.933</text:p>
          </table:table-cell>
          <table:table-cell table:formula="of:=[.A6]*8+[.DB$21]" office:value-type="float" office:value="-1200">
            <text:p>-1200</text:p>
          </table:table-cell>
        </table:table-row>
        <table:table-row table:style-name="ro1">
          <table:table-cell office:value-type="float" office:value="-135">
            <text:p>-135</text:p>
          </table:table-cell>
          <table:table-cell office:value-type="float" office:value="1.39">
            <text:p>1.390</text:p>
          </table:table-cell>
          <table:table-cell table:formula="of:=[.B7]-[.B$21]" office:value-type="float" office:value="-1.08">
            <text:p>-1.080</text:p>
          </table:table-cell>
          <table:table-cell table:style-name="ce3" table:formula="of:=[.C7]/[.A7]*1000" office:value-type="float" office:value="8">
            <text:p>8.000</text:p>
          </table:table-cell>
          <table:table-cell table:formula="of:=[.A7]*8+[.DB$21]" office:value-type="float" office:value="-1080">
            <text:p>-1080</text:p>
          </table:table-cell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1.51">
            <text:p>1.510</text:p>
          </table:table-cell>
          <table:table-cell table:formula="of:=[.B8]-[.B$21]" office:value-type="float" office:value="-0.96">
            <text:p>-0.960</text:p>
          </table:table-cell>
          <table:table-cell table:style-name="ce3" table:formula="of:=[.C8]/[.A8]*1000" office:value-type="float" office:value="8">
            <office:annotation draw:style-name="gr2" draw:text-style-name="P2" svg:width="1.1413in" svg:height="2.1008in" svg:x="4.9138in" svg:y="0.6035in" draw:caption-point-x="-0.2402in" draw:caption-point-y="0.5949in">
              <dc:creator>J</dc:creator>
              <dc:date>2016-01-06T00:00:00</dc:date>
              <text:p text:style-name="P2"><text:span text:style-name="T1">These values are less accurate because the input voltage shifted slightly and because the output current delta was very small compared to the 0A nominal point (~2.5V, which was moving)</text:span></text:p>
            </office:annotation>
            <text:p>8.000</text:p>
          </table:table-cell>
          <table:table-cell table:formula="of:=[.A8]*8+[.DB$21]" office:value-type="float" office:value="-960">
            <text:p>-960</text:p>
          </table:table-cell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1.63">
            <text:p>1.630</text:p>
          </table:table-cell>
          <table:table-cell table:formula="of:=[.B9]-[.B$21]" office:value-type="float" office:value="-0.84">
            <text:p>-0.840</text:p>
          </table:table-cell>
          <table:table-cell table:style-name="ce3" table:formula="of:=[.C9]/[.A9]*1000" office:value-type="float" office:value="8">
            <text:p>8.000</text:p>
          </table:table-cell>
          <table:table-cell table:formula="of:=[.A9]*8+[.DB$21]" office:value-type="float" office:value="-840">
            <text:p>-840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1.67">
            <text:p>1.670</text:p>
          </table:table-cell>
          <table:table-cell table:formula="of:=[.B10]-[.B$21]" office:value-type="float" office:value="-0.8">
            <text:p>-0.800</text:p>
          </table:table-cell>
          <table:table-cell table:style-name="ce3" table:formula="of:=[.C10]/[.A10]*1000" office:value-type="float" office:value="8">
            <text:p>8.000</text:p>
          </table:table-cell>
          <table:table-cell table:formula="of:=[.A10]*8+[.DB$21]" office:value-type="float" office:value="-800">
            <text:p>-800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1.76">
            <text:p>1.760</text:p>
          </table:table-cell>
          <table:table-cell table:formula="of:=[.B11]-[.B$21]" office:value-type="float" office:value="-0.71">
            <text:p>-0.710</text:p>
          </table:table-cell>
          <table:table-cell table:style-name="ce3" table:formula="of:=[.C11]/[.A11]*1000" office:value-type="float" office:value="7.88888888888889">
            <text:p>7.889</text:p>
          </table:table-cell>
          <table:table-cell table:formula="of:=[.A11]*8+[.DB$21]" office:value-type="float" office:value="-720">
            <text:p>-720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1.83">
            <text:p>1.830</text:p>
          </table:table-cell>
          <table:table-cell table:formula="of:=[.B12]-[.B$21]" office:value-type="float" office:value="-0.64">
            <text:p>-0.640</text:p>
          </table:table-cell>
          <table:table-cell table:style-name="ce3" table:formula="of:=[.C12]/[.A12]*1000" office:value-type="float" office:value="8">
            <text:p>8.000</text:p>
          </table:table-cell>
          <table:table-cell table:formula="of:=[.A12]*8+[.DB$21]" office:value-type="float" office:value="-640">
            <text:p>-640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1.91">
            <text:p>1.910</text:p>
          </table:table-cell>
          <table:table-cell table:formula="of:=[.B13]-[.B$21]" office:value-type="float" office:value="-0.56">
            <text:p>-0.560</text:p>
          </table:table-cell>
          <table:table-cell table:style-name="ce3" table:formula="of:=[.C13]/[.A13]*1000" office:value-type="float" office:value="8">
            <text:p>8.000</text:p>
          </table:table-cell>
          <table:table-cell table:formula="of:=[.A13]*8+[.DB$21]" office:value-type="float" office:value="-560">
            <text:p>-560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1.99">
            <text:p>1.990</text:p>
          </table:table-cell>
          <table:table-cell table:formula="of:=[.B14]-[.B$21]" office:value-type="float" office:value="-0.48">
            <text:p>-0.480</text:p>
          </table:table-cell>
          <table:table-cell table:style-name="ce3" table:formula="of:=[.C14]/[.A14]*1000" office:value-type="float" office:value="8">
            <text:p>8.000</text:p>
          </table:table-cell>
          <table:table-cell table:formula="of:=[.A14]*8+[.DB$21]" office:value-type="float" office:value="-480">
            <text:p>-480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2.07">
            <text:p>2.070</text:p>
          </table:table-cell>
          <table:table-cell table:formula="of:=[.B15]-[.B$21]" office:value-type="float" office:value="-0.4">
            <text:p>-0.400</text:p>
          </table:table-cell>
          <table:table-cell table:style-name="ce3" table:formula="of:=[.C15]/[.A15]*1000" office:value-type="float" office:value="8.00000000000001">
            <text:p>8.000</text:p>
          </table:table-cell>
          <table:table-cell table:formula="of:=[.A15]*8+[.DB$21]" office:value-type="float" office:value="-400">
            <text:p>-400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.14">
            <text:p>2.140</text:p>
          </table:table-cell>
          <table:table-cell table:formula="of:=[.B16]-[.B$21]" office:value-type="float" office:value="-0.33">
            <text:p>-0.330</text:p>
          </table:table-cell>
          <table:table-cell table:style-name="ce3" table:formula="of:=[.C16]/[.A16]*1000" office:value-type="float" office:value="8.25">
            <text:p>8.250</text:p>
          </table:table-cell>
          <table:table-cell table:formula="of:=[.A16]*8+[.DB$21]" office:value-type="float" office:value="-320">
            <text:p>-32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2.22">
            <text:p>2.220</text:p>
          </table:table-cell>
          <table:table-cell table:formula="of:=[.B17]-[.B$21]" office:value-type="float" office:value="-0.25">
            <text:p>-0.250</text:p>
          </table:table-cell>
          <table:table-cell table:style-name="ce3" table:formula="of:=[.C17]/[.A17]*1000" office:value-type="float" office:value="8.33333333333333">
            <text:p>8.333</text:p>
          </table:table-cell>
          <table:table-cell table:formula="of:=[.A17]*8+[.DB$21]" office:value-type="float" office:value="-240">
            <text:p>-24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2.3">
            <text:p>2.300</text:p>
          </table:table-cell>
          <table:table-cell table:formula="of:=[.B18]-[.B$21]" office:value-type="float" office:value="-0.17">
            <text:p>-0.170</text:p>
          </table:table-cell>
          <table:table-cell table:style-name="ce3" table:formula="of:=[.C18]/[.A18]*1000" office:value-type="float" office:value="8.50000000000002">
            <text:p>8.500</text:p>
          </table:table-cell>
          <table:table-cell table:formula="of:=[.A18]*8+[.DB$21]" office:value-type="float" office:value="-160">
            <text:p>-16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2.38">
            <text:p>2.380</text:p>
          </table:table-cell>
          <table:table-cell table:formula="of:=[.B19]-[.B$21]" office:value-type="float" office:value="-0.0900000000000003">
            <text:p>-0.090</text:p>
          </table:table-cell>
          <table:table-cell table:style-name="ce3" table:formula="of:=[.C19]/[.A19]*1000" office:value-type="float" office:value="9.00000000000003">
            <text:p>9.000</text:p>
          </table:table-cell>
          <table:table-cell table:formula="of:=[.A19]*8+[.DB$21]" office:value-type="float" office:value="-80">
            <text:p>-8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2.42">
            <text:p>2.420</text:p>
          </table:table-cell>
          <table:table-cell table:formula="of:=[.B20]-[.B$21]" office:value-type="float" office:value="-0.0500000000000003">
            <text:p>-0.050</text:p>
          </table:table-cell>
          <table:table-cell table:style-name="ce3" table:formula="of:=[.C20]/[.A20]*1000" office:value-type="float" office:value="10.0000000000001">
            <text:p>10.000</text:p>
          </table:table-cell>
          <table:table-cell table:formula="of:=[.A20]*8+[.DB$21]" office:value-type="float" office:value="-40">
            <text:p>-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7">
            <text:p>2.470</text:p>
          </table:table-cell>
          <table:table-cell table:formula="of:=[.B21]-[.B$21]" office:value-type="float" office:value="0">
            <text:p>0.000</text:p>
          </table:table-cell>
          <table:table-cell table:style-name="ce3" table:formula="of:=[.C21]/[.A21]*1000" office:value-type="float" office:value="0">
            <text:p>#DIV/0!</text:p>
          </table:table-cell>
          <table:table-cell table:formula="of:=[.A21]*8+[.DB$2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">
            <text:p>2.500</text:p>
          </table:table-cell>
          <table:table-cell table:formula="of:=[.B22]-[.B$21]" office:value-type="float" office:value="0.0299999999999998">
            <text:p>0.030</text:p>
          </table:table-cell>
          <table:table-cell table:style-name="ce3" table:formula="of:=[.C22]/[.A22]*1000" office:value-type="float" office:value="5.99999999999996">
            <text:p>6.000</text:p>
          </table:table-cell>
          <table:table-cell table:formula="of:=[.A22]*8+[.DB$21]" office:value-type="float" office:value="40">
            <text:p>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55">
            <text:p>2.550</text:p>
          </table:table-cell>
          <table:table-cell table:formula="of:=[.B23]-[.B$21]" office:value-type="float" office:value="0.0799999999999996">
            <text:p>0.080</text:p>
          </table:table-cell>
          <table:table-cell table:style-name="ce3" table:formula="of:=[.C23]/[.A23]*1000" office:value-type="float" office:value="7.99999999999996">
            <text:p>8.000</text:p>
          </table:table-cell>
          <table:table-cell table:formula="of:=[.A23]*8+[.DB$21]" office:value-type="float" office:value="80">
            <text:p>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59">
            <text:p>2.590</text:p>
          </table:table-cell>
          <table:table-cell table:formula="of:=[.B24]-[.B$21]" office:value-type="float" office:value="0.12">
            <text:p>0.120</text:p>
          </table:table-cell>
          <table:table-cell table:style-name="ce3" table:formula="of:=[.C24]/[.A24]*1000" office:value-type="float" office:value="7.99999999999998">
            <text:p>8.000</text:p>
          </table:table-cell>
          <table:table-cell table:formula="of:=[.A24]*8+[.DB$21]" office:value-type="float" office:value="120">
            <text:p>1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63">
            <text:p>2.630</text:p>
          </table:table-cell>
          <table:table-cell table:formula="of:=[.B25]-[.B$21]" office:value-type="float" office:value="0.16">
            <text:p>0.160</text:p>
          </table:table-cell>
          <table:table-cell table:style-name="ce3" table:formula="of:=[.C25]/[.A25]*1000" office:value-type="float" office:value="7.99999999999999">
            <text:p>8.000</text:p>
          </table:table-cell>
          <table:table-cell table:formula="of:=[.A25]*8+[.DB$21]" office:value-type="float" office:value="160">
            <text:p>1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67">
            <text:p>2.670</text:p>
          </table:table-cell>
          <table:table-cell table:formula="of:=[.B26]-[.B$21]" office:value-type="float" office:value="0.2">
            <text:p>0.200</text:p>
          </table:table-cell>
          <table:table-cell table:style-name="ce3" table:formula="of:=[.C26]/[.A26]*1000" office:value-type="float" office:value="7.99999999999999">
            <text:p>8.000</text:p>
          </table:table-cell>
          <table:table-cell table:formula="of:=[.A26]*8+[.DB$21]" office:value-type="float" office:value="200">
            <text:p>2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7">
            <text:p>2.700</text:p>
          </table:table-cell>
          <table:table-cell table:formula="of:=[.B27]-[.B$21]" office:value-type="float" office:value="0.23">
            <text:p>0.230</text:p>
          </table:table-cell>
          <table:table-cell table:style-name="ce3" table:formula="of:=[.C27]/[.A27]*1000" office:value-type="float" office:value="7.66666666666667">
            <text:p>7.667</text:p>
          </table:table-cell>
          <table:table-cell table:formula="of:=[.A27]*8+[.DB$21]" office:value-type="float" office:value="240">
            <text:p>2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74">
            <text:p>2.740</text:p>
          </table:table-cell>
          <table:table-cell table:formula="of:=[.B28]-[.B$21]" office:value-type="float" office:value="0.27">
            <text:p>0.270</text:p>
          </table:table-cell>
          <table:table-cell table:style-name="ce3" table:formula="of:=[.C28]/[.A28]*1000" office:value-type="float" office:value="7.71428571428572">
            <text:p>7.714</text:p>
          </table:table-cell>
          <table:table-cell table:formula="of:=[.A28]*8+[.DB$21]" office:value-type="float" office:value="280">
            <text:p>2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.79">
            <text:p>2.790</text:p>
          </table:table-cell>
          <table:table-cell table:formula="of:=[.B29]-[.B$21]" office:value-type="float" office:value="0.32">
            <text:p>0.320</text:p>
          </table:table-cell>
          <table:table-cell table:style-name="ce3" table:formula="of:=[.C29]/[.A29]*1000" office:value-type="float" office:value="8">
            <text:p>8.000</text:p>
          </table:table-cell>
          <table:table-cell table:formula="of:=[.A29]*8+[.DB$21]" office:value-type="float" office:value="320">
            <text:p>3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.83">
            <text:p>2.830</text:p>
          </table:table-cell>
          <table:table-cell table:formula="of:=[.B30]-[.B$21]" office:value-type="float" office:value="0.36">
            <text:p>0.360</text:p>
          </table:table-cell>
          <table:table-cell table:style-name="ce3" table:formula="of:=[.C30]/[.A30]*1000" office:value-type="float" office:value="8">
            <text:p>8.000</text:p>
          </table:table-cell>
          <table:table-cell table:formula="of:=[.A30]*8+[.DB$21]" office:value-type="float" office:value="360">
            <text:p>36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87">
            <text:p>2.870</text:p>
          </table:table-cell>
          <table:table-cell table:formula="of:=[.B31]-[.B$21]" office:value-type="float" office:value="0.4">
            <text:p>0.400</text:p>
          </table:table-cell>
          <table:table-cell table:style-name="ce3" table:formula="of:=[.C31]/[.A31]*1000" office:value-type="float" office:value="8">
            <text:p>8.000</text:p>
          </table:table-cell>
          <table:table-cell table:formula="of:=[.A31]*8+[.DB$21]" office:value-type="float" office:value="400">
            <text:p>4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.95">
            <text:p>2.950</text:p>
          </table:table-cell>
          <table:table-cell table:formula="of:=[.B32]-[.B$21]" office:value-type="float" office:value="0.48">
            <text:p>0.480</text:p>
          </table:table-cell>
          <table:table-cell table:style-name="ce3" table:formula="of:=[.C32]/[.A32]*1000" office:value-type="float" office:value="8">
            <text:p>8.000</text:p>
          </table:table-cell>
          <table:table-cell table:formula="of:=[.A32]*8+[.DB$21]" office:value-type="float" office:value="480">
            <text:p>48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03">
            <text:p>3.030</text:p>
          </table:table-cell>
          <table:table-cell table:formula="of:=[.B33]-[.B$21]" office:value-type="float" office:value="0.56">
            <text:p>0.560</text:p>
          </table:table-cell>
          <table:table-cell table:style-name="ce3" table:formula="of:=[.C33]/[.A33]*1000" office:value-type="float" office:value="8">
            <text:p>8.000</text:p>
          </table:table-cell>
          <table:table-cell table:formula="of:=[.A33]*8+[.DB$21]" office:value-type="float" office:value="560">
            <text:p>56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11">
            <text:p>3.110</text:p>
          </table:table-cell>
          <table:table-cell table:formula="of:=[.B34]-[.B$21]" office:value-type="float" office:value="0.64">
            <text:p>0.640</text:p>
          </table:table-cell>
          <table:table-cell table:style-name="ce3" table:formula="of:=[.C34]/[.A34]*1000" office:value-type="float" office:value="8">
            <text:p>8.000</text:p>
          </table:table-cell>
          <table:table-cell table:formula="of:=[.A34]*8+[.DB$21]" office:value-type="float" office:value="640">
            <text:p>6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.19">
            <text:p>3.190</text:p>
          </table:table-cell>
          <table:table-cell table:formula="of:=[.B35]-[.B$21]" office:value-type="float" office:value="0.72">
            <text:p>0.720</text:p>
          </table:table-cell>
          <table:table-cell table:formula="of:=[.C35]/[.A35]*1000" office:value-type="float" office:value="8">
            <text:p>8.000</text:p>
          </table:table-cell>
          <table:table-cell table:formula="of:=[.A35]*8+[.DB$21]" office:value-type="float" office:value="720">
            <text:p>7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26">
            <text:p>3.260</text:p>
          </table:table-cell>
          <table:table-cell table:formula="of:=[.B36]-[.B$21]" office:value-type="float" office:value="0.79">
            <text:p>0.790</text:p>
          </table:table-cell>
          <table:table-cell table:formula="of:=[.C36]/[.A36]*1000" office:value-type="float" office:value="7.9">
            <text:p>7.900</text:p>
          </table:table-cell>
          <table:table-cell table:formula="of:=[.A36]*8+[.DB$21]" office:value-type="float" office:value="800">
            <text:p>8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.3">
            <text:p>3.300</text:p>
          </table:table-cell>
          <table:table-cell table:formula="of:=[.B37]-[.B$21]" office:value-type="float" office:value="0.83">
            <text:p>0.830</text:p>
          </table:table-cell>
          <table:table-cell table:formula="of:=[.C37]/[.A37]*1000" office:value-type="float" office:value="7.9047619047619">
            <text:p>7.905</text:p>
          </table:table-cell>
          <table:table-cell table:formula="of:=[.A37]*8+[.DB$21]" office:value-type="float" office:value="840">
            <text:p>84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42">
            <text:p>3.420</text:p>
          </table:table-cell>
          <table:table-cell table:formula="of:=[.B38]-[.B$21]" office:value-type="float" office:value="0.95">
            <text:p>0.950</text:p>
          </table:table-cell>
          <table:table-cell table:formula="of:=[.C38]/[.A38]*1000" office:value-type="float" office:value="7.91666666666666">
            <text:p>7.917</text:p>
          </table:table-cell>
          <table:table-cell table:formula="of:=[.A38]*8+[.DB$21]" office:value-type="float" office:value="960">
            <text:p>96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.54">
            <text:p>3.540</text:p>
          </table:table-cell>
          <table:table-cell table:formula="of:=[.B39]-[.B$21]" office:value-type="float" office:value="1.07">
            <text:p>1.070</text:p>
          </table:table-cell>
          <table:table-cell table:formula="of:=[.C39]/[.A39]*1000" office:value-type="float" office:value="7.92592592592593">
            <text:p>7.926</text:p>
          </table:table-cell>
          <table:table-cell table:formula="of:=[.A39]*8+[.DB$21]" office:value-type="float" office:value="1080">
            <text:p>108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66">
            <text:p>3.660</text:p>
          </table:table-cell>
          <table:table-cell table:formula="of:=[.B40]-[.B$21]" office:value-type="float" office:value="1.19">
            <text:p>1.190</text:p>
          </table:table-cell>
          <table:table-cell table:formula="of:=[.C40]/[.A40]*1000" office:value-type="float" office:value="7.93333333333333">
            <text:p>7.933</text:p>
          </table:table-cell>
          <table:table-cell table:formula="of:=[.A40]*8+[.DB$21]" office:value-type="float" office:value="1200">
            <text:p>12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([.C40]-[.C6])/([.A40]-[.A6])*1000" office:value-type="float" office:value="7.93333333333333">
            <text:p>7.933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formula="of:=AVERAGE([.D6:.D7])" office:value-type="float" office:value="7.96666666666667">
            <text:p>7.967</text:p>
          </table:table-cell>
          <table:table-cell/>
        </table:table-row>
        <table:table-row table:style-name="ro1">
          <table:table-cell office:value-type="string">
            <text:p>Current sensor Vout versus 5V input voltage with 10 A lo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Vsensor@0A</text:p>
          </table:table-cell>
          <table:table-cell/>
          <table:table-cell office:value-type="string">
            <text:p>Input percentage</text:p>
          </table:table-cell>
          <table:table-cell/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2.68">
            <text:p>2.680</text:p>
          </table:table-cell>
          <table:table-cell/>
          <table:table-cell table:formula="of:=([.A56]-[.B56])/[.A56]*100" office:value-type="float" office:value="48.952380952381">
            <text:p>48.952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2.65">
            <text:p>2.650</text:p>
          </table:table-cell>
          <table:table-cell/>
          <table:table-cell table:formula="of:=([.A57]-[.B57])/[.A57]*100" office:value-type="float" office:value="49.0384615384615">
            <text:p>49.038</text:p>
          </table:table-cell>
          <table:table-cell/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2.62">
            <text:p>2.620</text:p>
          </table:table-cell>
          <table:table-cell/>
          <table:table-cell table:formula="of:=([.A58]-[.B58])/[.A58]*100" office:value-type="float" office:value="49.126213592233">
            <text:p>49.126</text:p>
          </table:table-cell>
          <table:table-cell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.6">
            <text:p>2.600</text:p>
          </table:table-cell>
          <table:table-cell/>
          <table:table-cell table:formula="of:=([.A59]-[.B59])/[.A59]*100" office:value-type="float" office:value="49.0196078431372">
            <text:p>49.020</text:p>
          </table:table-cell>
          <table:table-cell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2.57">
            <text:p>2.570</text:p>
          </table:table-cell>
          <table:table-cell/>
          <table:table-cell table:formula="of:=([.A60]-[.B60])/[.A60]*100" office:value-type="float" office:value="49.1089108910891">
            <text:p>49.10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55">
            <text:p>2.550</text:p>
          </table:table-cell>
          <table:table-cell/>
          <table:table-cell table:formula="of:=([.A61]-[.B61])/[.A61]*100" office:value-type="float" office:value="49">
            <text:p>49.000</text:p>
          </table:table-cell>
          <table:table-cell/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2.52">
            <text:p>2.520</text:p>
          </table:table-cell>
          <table:table-cell/>
          <table:table-cell table:formula="of:=([.A62]-[.B62])/[.A62]*100" office:value-type="float" office:value="49.0909090909091">
            <text:p>49.091</text:p>
          </table:table-cell>
          <table:table-cell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.5">
            <text:p>2.500</text:p>
          </table:table-cell>
          <table:table-cell/>
          <table:table-cell table:formula="of:=([.A63]-[.B63])/[.A63]*100" office:value-type="float" office:value="48.9795918367347">
            <text:p>48.980</text:p>
          </table:table-cell>
          <table:table-cell/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2.47">
            <text:p>2.470</text:p>
          </table:table-cell>
          <table:table-cell/>
          <table:table-cell table:formula="of:=([.A64]-[.B64])/[.A64]*100" office:value-type="float" office:value="49.0721649484536">
            <text:p>49.072</text:p>
          </table:table-cell>
          <table:table-cell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.44">
            <text:p>2.440</text:p>
          </table:table-cell>
          <table:table-cell/>
          <table:table-cell table:formula="of:=([.A65]-[.B65])/[.A65]*100" office:value-type="float" office:value="49.1666666666667">
            <text:p>49.167</text:p>
          </table:table-cell>
          <table:table-cell/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2.42">
            <text:p>2.420</text:p>
          </table:table-cell>
          <table:table-cell/>
          <table:table-cell table:formula="of:=([.A66]-[.B66])/[.A66]*100" office:value-type="float" office:value="49.0526315789474">
            <text:p>49.053</text:p>
          </table:table-cell>
          <table:table-cell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39">
            <text:p>2.390</text:p>
          </table:table-cell>
          <table:table-cell/>
          <table:table-cell table:formula="of:=([.A67]-[.B67])/[.A67]*100" office:value-type="float" office:value="49.1489361702128">
            <text:p>49.149</text:p>
          </table:table-cell>
          <table:table-cell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2.34">
            <text:p>2.340</text:p>
          </table:table-cell>
          <table:table-cell/>
          <table:table-cell table:formula="of:=([.A68]-[.B68])/[.A68]*100" office:value-type="float" office:value="49.1304347826087">
            <text:p>49.130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29">
            <text:p>2.290</text:p>
          </table:table-cell>
          <table:table-cell/>
          <table:table-cell table:formula="of:=([.A69]-[.B69])/[.A69]*100" office:value-type="float" office:value="49.1111111111111">
            <text:p>49.111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.24">
            <text:p>2.240</text:p>
          </table:table-cell>
          <table:table-cell/>
          <table:table-cell table:formula="of:=([.A70]-[.B70])/[.A70]*100" office:value-type="float" office:value="49.0909090909091">
            <text:p>49.091</text:p>
          </table:table-cell>
          <table:table-cell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.19">
            <text:p>2.190</text:p>
          </table:table-cell>
          <table:table-cell/>
          <table:table-cell table:formula="of:=([.A71]-[.B71])/[.A71]*100" office:value-type="float" office:value="49.0697674418605">
            <text:p>49.070</text:p>
          </table:table-cell>
          <table:table-cell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14">
            <text:p>2.140</text:p>
          </table:table-cell>
          <table:table-cell/>
          <table:table-cell table:formula="of:=([.A72]-[.B72])/[.A72]*100" office:value-type="float" office:value="49.047619047619">
            <text:p>49.048</text:p>
          </table:table-cell>
          <table:table-cell/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.09">
            <text:p>2.090</text:p>
          </table:table-cell>
          <table:table-cell/>
          <table:table-cell table:formula="of:=([.A73]-[.B73])/[.A73]*100" office:value-type="float" office:value="49.0243902439024">
            <text:p>49.0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03">
            <text:p>2.030</text:p>
          </table:table-cell>
          <table:table-cell/>
          <table:table-cell table:formula="of:=([.A74]-[.B74])/[.A74]*100" office:value-type="float" office:value="49.25">
            <text:p>49.250</text:p>
          </table:table-cell>
          <table:table-cell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1.93">
            <text:p>1.930</text:p>
          </table:table-cell>
          <table:table-cell/>
          <table:table-cell table:formula="of:=([.A75]-[.B75])/[.A75]*100" office:value-type="float" office:value="49.2105263157895">
            <text:p>49.211</text:p>
          </table:table-cell>
          <table:table-cell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.83">
            <text:p>1.830</text:p>
          </table:table-cell>
          <table:table-cell/>
          <table:table-cell table:formula="of:=([.A76]-[.B76])/[.A76]*100" office:value-type="float" office:value="49.1666666666667">
            <text:p>49.167</text:p>
          </table:table-cell>
          <table:table-cell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78">
            <text:p>1.780</text:p>
          </table:table-cell>
          <table:table-cell/>
          <table:table-cell table:formula="of:=([.A77]-[.B77])/[.A77]*100" office:value-type="float" office:value="49.1428571428571">
            <text:p>49.143</text:p>
          </table:table-cell>
          <table:table-cell/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1.68">
            <text:p>1.680</text:p>
          </table:table-cell>
          <table:table-cell/>
          <table:table-cell table:formula="of:=([.A78]-[.B78])/[.A78]*100" office:value-type="float" office:value="49.0909090909091">
            <text:p>49.091</text:p>
          </table:table-cell>
          <table:table-cell/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1.58">
            <text:p>1.580</text:p>
          </table:table-cell>
          <table:table-cell/>
          <table:table-cell table:formula="of:=([.A79]-[.B79])/[.A79]*100" office:value-type="float" office:value="49.0322580645161">
            <text:p>49.032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.28">
            <text:p>1.280</text:p>
          </table:table-cell>
          <table:table-cell/>
          <table:table-cell table:formula="of:=([.A80]-[.B80])/[.A80]*100" office:value-type="float" office:value="48.8">
            <text:p>48.800</text:p>
          </table:table-cell>
          <table:table-cell/>
        </table:table-row>
        <table:table-row table:style-name="ro1">
          <table:table-cell office:value-type="string">
            <text:p>Not stable below ~2.3 volts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56:.D80])" office:value-type="float" office:value="49.076956964319">
            <text:p>49.07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nsor Output Conclusion (based on both data collections):</text:p>
          </table:table-cell>
          <table:table-cell table:number-columns-repeated="4"/>
        </table:table-row>
        <table:table-row table:style-name="ro1">
          <table:table-cell office:value-type="string">
            <text:p>-changes 8.0 mV/A.</text:p>
          </table:table-cell>
          <table:table-cell table:number-columns-repeated="4"/>
        </table:table-row>
        <table:table-row table:style-name="ro1">
          <table:table-cell office:value-type="string">
            <text:p>-2.5V nominally = 0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-less than 2.5V = regen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-more than 2.5V = assist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-0A setpoint ~50% of actual 5V rail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-Linear output</text:p>
          </table:table-cell>
          <table:table-cell table:number-columns-repeated="4"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7/29/2016</text:date>, <text:time>23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6-01-06T22:10:57</meta:creation-date>
    <dc:date>2016-07-29T23:20:17</dc:date>
    <dc:creator>John </dc:creator>
    <meta:editing-duration>PT40M16S</meta:editing-duration>
    <meta:editing-cycles>5</meta:editing-cycles>
    <meta:generator>OpenOffice/4.1.2$Unix OpenOffice.org_project/412m3$Build-9782</meta:generator>
    <meta:document-statistic meta:table-count="2" meta:cell-count="5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35cm" svg:height="23.203cm" xlink:href=".." xlink:type="simple" chart:class="chart:scatter" chart:style-name="ch1">
        <chart:legend chart:legend-position="end" svg:x="31.132cm" svg:y="11.299cm" style:legend-expansion="high" chart:style-name="ch2"/>
        <chart:plot-area chart:style-name="ch3" table:cell-range-address="2016FEB.A5:2016FEB.B63" svg:x="1.13cm" svg:y="1.991cm" svg:width="28.642cm" svg:height="20.328cm">
          <chartooo:coordinate-region svg:x="1.483cm" svg:y="2.193cm" svg:width="27.998cm" svg:height="19.4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16FEB.B5:2016FEB.B63" chart:class="chart:scatter">
            <chart:domain table:cell-range-address="2016FEB.A5:2016FEB.A63"/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5">
                <text:p>-105</text:p>
                <draw:g>
                  <svg:desc>2016FEB.A5:2016FEB.A63</svg:desc>
                </draw:g>
              </table:table-cell>
              <table:table-cell office:value-type="float" office:value="1.685">
                <text:p>1.685</text:p>
                <draw:g>
                  <svg:desc>2016FEB.B5:2016FEB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">
                <text:p>-10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5">
                <text:p>-95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0">
                <text:p>-9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5">
                <text:p>-85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0">
                <text:p>-80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5">
                <text:p>-75</text:p>
              </table:table-cell>
              <table:table-cell office:value-type="float" office:value="1.933">
                <text:p>1.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0">
                <text:p>-7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5">
                <text:p>-65</text:p>
              </table:table-cell>
              <table:table-cell office:value-type="float" office:value="2.017">
                <text:p>2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">
                <text:p>-60</text:p>
              </table:table-cell>
              <table:table-cell office:value-type="float" office:value="2.058">
                <text:p>2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0">
                <text:p>-50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5">
                <text:p>-45</text:p>
              </table:table-cell>
              <table:table-cell office:value-type="float" office:value="2.171">
                <text:p>2.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0">
                <text:p>-40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5">
                <text:p>-35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0">
                <text:p>-30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">
                <text:p>-2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">
                <text:p>-20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">
                <text:p>-1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2.465">
                <text:p>2.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">
                <text:p>-9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">
                <text:p>-7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">
                <text:p>-6</text:p>
              </table:table-cell>
              <table:table-cell office:value-type="float" office:value="2.497">
                <text:p>2.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">
                <text:p>-5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">
                <text:p>-4</text:p>
              </table:table-cell>
              <table:table-cell office:value-type="float" office:value="2.506">
                <text:p>2.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">
                <text:p>-3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533">
                <text:p>2.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.569">
                <text:p>2.5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2.603">
                <text:p>2.6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2.614">
                <text:p>2.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2.857">
                <text:p>2.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2.897">
                <text:p>2.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2.983">
                <text:p>2.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3.067">
                <text:p>3.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3.276">
                <text:p>3.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">
                <text:p>95</text:p>
              </table:table-cell>
              <table:table-cell office:value-type="float" office:value="3.314">
                <text:p>3.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">
                <text:p>105</text:p>
              </table:table-cell>
              <table:table-cell office:value-type="float" office:value="3.403">
                <text:p>3.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